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3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6.615cm" svg:height="13.361cm" svg:x="12.07cm" svg:y="0.77cm">
            <draw:object draw:notify-on-update-of-ranges="Hoja1.A2:Hoja1.A2 Hoja1.A3:Hoja1.A22 Hoja1.B2:Hoja1.B2 Hoja1.B3:Hoja1.B22 Hoja1.C2:Hoja1.C2 Hoja1.C3:Hoja1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teraciones</text:p>
          </table:table-cell>
          <table:table-cell office:value-type="string" calcext:value-type="string">
            <text:p>Tareas restantes (ideal)</text:p>
          </table:table-cell>
          <table:table-cell office:value-type="string" calcext:value-type="string">
            <text:p>Tareas restantes (real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684" calcext:value-type="float">
            <text:p>23.6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5" calcext:value-type="float">
            <text:p>22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25" calcext:value-type="float">
            <text:p>21.25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75" calcext:value-type="float">
            <text:p>18.75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25" calcext:value-type="float">
            <text:p>16.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75" calcext:value-type="float">
            <text:p>13.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25" calcext:value-type="float">
            <text:p>11.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75" calcext:value-type="float">
            <text:p>8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/>
          <table:table-cell table:formula="of:=25/20" office:value-type="float" office:value="1.25" calcext:value-type="float">
            <text:p/>
          </table:table-cell>
          <table:table-cell/>
        </table:table-row>
        <table:table-row table:style-name="ro1">
          <table:table-cell/>
          <table:table-cell table:formula="of:=25-[.B34]" office:value-type="float" office:value="23.75" calcext:value-type="float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21:12:35.086806734</meta:creation-date>
    <dc:date>2014-04-24T21:56:36.324269625</dc:date>
    <meta:editing-duration>PT28M51S</meta:editing-duration>
    <meta:editing-cycles>1</meta:editing-cycles>
    <meta:document-statistic meta:table-count="1" meta:cell-count="65" meta:object-count="1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16cm" svg:height="13.362cm" xlink:href=".." xlink:type="simple" chart:class="chart:line" chart:style-name="ch1">
        <chart:title svg:x="11.161cm" svg:y="0.403cm" chart:style-name="ch2">
          <text:p>Diagrama Burn down</text:p>
        </chart:title>
        <chart:legend chart:legend-position="end" svg:x="21.7cm" svg:y="6.133cm" style:legend-expansion="high" chart:style-name="ch3"/>
        <chart:plot-area chart:style-name="ch4" table:cell-range-address="Hoja1.A2:Hoja1.C22" chart:data-source-has-labels="both" svg:x="1.543cm" svg:y="2.009cm" svg:width="19.093cm" svg:height="10.105cm">
          <chartooo:coordinate-region svg:x="2.164cm" svg:y="2.208cm" svg:width="18.285cm" svg:height="9.259cm"/>
          <chart:axis chart:dimension="x" chart:name="primary-x" chart:style-name="ch5" chartooo:axis-type="auto">
            <chartooo:date-scale/>
            <chart:title svg:x="10.238cm" svg:y="12.381cm" chart:style-name="ch6">
              <text:p>Iteraciones</text:p>
            </chart:title>
            <chart:categories table:cell-range-address="Hoja1.A3:Hoja1.A22"/>
          </chart:axis>
          <chart:axis chart:dimension="y" chart:name="primary-y" chart:style-name="ch5">
            <chart:title svg:x="0.451cm" svg:y="8.772cm" chart:style-name="ch7">
              <text:p>Horas Restantes (dias)</text:p>
            </chart:title>
            <chart:grid chart:style-name="ch8" chart:class="major"/>
          </chart:axis>
          <chart:series chart:style-name="ch9" chart:values-cell-range-address="Hoja1.B3:Hoja1.B22" chart:label-cell-address="Hoja1.B2:Hoja1.B2" chart:class="chart:line">
            <chart:data-point chart:repeated="20"/>
          </chart:series>
          <chart:series chart:style-name="ch10" chart:values-cell-range-address="Hoja1.C3:Hoja1.C22" chart:label-cell-address="Hoja1.C2:Hoja1.C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s restantes (ideal)</text:p>
                <draw:g>
                  <svg:desc>Hoja1.B2:Hoja1.B2</svg:desc>
                </draw:g>
              </table:table-cell>
              <table:table-cell office:value-type="string">
                <text:p>Tareas restantes (real)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3:Hoja1.A22</svg:desc>
                </draw:g>
              </table:table-cell>
              <table:table-cell office:value-type="float" office:value="25">
                <text:p>25</text:p>
                <draw:g>
                  <svg:desc>Hoja1.B3:Hoja1.B22</svg:desc>
                </draw:g>
              </table:table-cell>
              <table:table-cell office:value-type="float" office:value="25">
                <text:p>25</text:p>
                <draw:g>
                  <svg:desc>Hoja1.C3:Hoja1.C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.684">
                <text:p>23.6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.5">
                <text:p>22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.25">
                <text:p>21.2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.75">
                <text:p>18.7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7.5">
                <text:p>17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.25">
                <text:p>16.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75">
                <text:p>13.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.75">
                <text:p>8.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25">
                <text:p>6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.75">
                <text:p>3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